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9e7" officeooo:paragraph-rsid="000939e7"/>
    </style:style>
    <style:style style:name="P2" style:family="paragraph" style:parent-style-name="Standard">
      <style:paragraph-properties fo:text-align="justify" style:justify-single-word="false"/>
      <style:text-properties officeooo:rsid="000939e7" officeooo:paragraph-rsid="000939e7"/>
    </style:style>
    <style:style style:name="P3" style:family="paragraph" style:parent-style-name="Standard">
      <style:paragraph-properties fo:text-align="justify" style:justify-single-word="false"/>
      <style:text-properties officeooo:rsid="000a25af" officeooo:paragraph-rsid="000a25af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39e7" officeooo:paragraph-rsid="000939e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italic" style:text-underline-style="none" fo:font-weight="bold" officeooo:rsid="000939e7" officeooo:paragraph-rsid="000939e7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rsid="000939e7" officeooo:paragraph-rsid="000939e7" style:font-style-asian="italic" style:font-weight-asian="bold" style:font-style-complex="italic" style:font-weight-complex="bold"/>
    </style:style>
    <style:style style:name="T1" style:family="text">
      <style:text-properties officeooo:rsid="000a25af"/>
    </style:style>
    <style:style style:name="T2" style:family="text">
      <style:text-properties officeooo:rsid="000bf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jetivo do projeto/software</text:p>
      <text:p text:style-name="P1"/>
      <text:p text:style-name="P1"/>
      <text:p text:style-name="P5">Objetivo geral</text:p>
      <text:p text:style-name="P2"/>
      <text:p text:style-name="P2"><text:tab/>Desenvolver um software (Sistema de Restaurante Universitário- SRU) para o refeitório do Instituto Federal Goiano- Campus Ceres, visando auxiliar no processo de entrada e saída dos usuários que forem fazer uso do local <text:span text:style-name="T1">e objetivando </text:span>a <text:span text:style-name="T1">geração</text:span> de relatórios em <text:span text:style-name="T1">diversas perspectivas</text:span> do estabelecimento, <text:span text:style-name="T1">tendo em vista uma colheita de dados interessantes para a resolução de problemas de maneira mais acertiva e eficaz.</text:span></text:p>
      <text:p text:style-name="P2"/>
      <text:p text:style-name="P6">Objetivos específicos</text:p>
      <text:p text:style-name="P2"/>
      <text:p text:style-name="P3">- Fazer o estudo dos conceitos de modelagem de sistema e de engenharia de software;</text:p>
      <text:p text:style-name="P3">- Estudar os conceitos de levantamento e análise de requisitos funcionais e não-funcionais;</text:p>
      <text:p text:style-name="P3">- Aprofundar o estudo da linguage<text:span text:style-name="T2">m</text:span> de programação PHP e <text:span text:style-name="T2">do SGBD </text:span>MySQL Workbench, que serão utilizados na programação do sistema;</text:p>
      <text:p text:style-name="P3">- <text:span text:style-name="T2">Estudar o funcionamento dos frameworks CodeIgniter e o Bootstrap para introduzí-los na IDE Netbeans;</text:span></text:p>
      <text:p text:style-name="P3">- Estudar a atual realidade do refeitório do Campus Ceres;</text:p>
      <text:p text:style-name="P3">- Fazer a análise de requisitos do Sistema SRU, <text:span text:style-name="T2">em observância ao diagrama de classes</text:span>;</text:p>
      <text:p text:style-name="P3">- Fazer os protótipos das telas;</text:p>
      <text:p text:style-name="P3">- Desenvolver o sistema proposto de acordo com os requisitos cole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1:58:58.105964222</meta:creation-date>
    <dc:date>2019-08-30T12:37:09.602572630</dc:date>
    <meta:editing-duration>PT7M19S</meta:editing-duration>
    <meta:editing-cycles>1</meta:editing-cycles>
    <meta:document-statistic meta:table-count="0" meta:image-count="0" meta:object-count="0" meta:page-count="1" meta:paragraph-count="12" meta:word-count="176" meta:character-count="1140" meta:non-whitespace-character-count="967"/>
    <meta:generator>LibreOffice/4.2.8.2$Linux_X86_64 LibreOffice_project/420m0$Build-2</meta:generator>
  </office:meta>
</office:document-meta>
</file>